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cludeRu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ludeRule.DefaultExcludeRule( ArtifactId aid , PatternMatcher matcher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